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82c" officeooo:paragraph-rsid="0002182c"/>
    </style:style>
    <style:style style:name="P2" style:family="paragraph" style:parent-style-name="Standard">
      <style:text-properties officeooo:rsid="00036dee" officeooo:paragraph-rsid="00036dee"/>
    </style:style>
    <style:style style:name="P3" style:family="paragraph" style:parent-style-name="Standard">
      <style:text-properties officeooo:rsid="0003e709" officeooo:paragraph-rsid="0003e709"/>
    </style:style>
    <style:style style:name="P4" style:family="paragraph" style:parent-style-name="Standard">
      <style:text-properties officeooo:rsid="00042846" officeooo:paragraph-rsid="00042846"/>
    </style:style>
    <style:style style:name="P5" style:family="paragraph" style:parent-style-name="Standard">
      <style:text-properties officeooo:rsid="00059258" officeooo:paragraph-rsid="00059258"/>
    </style:style>
    <style:style style:name="P6" style:family="paragraph" style:parent-style-name="Standard">
      <style:text-properties officeooo:rsid="0005c249" officeooo:paragraph-rsid="0005c249"/>
    </style:style>
    <style:style style:name="P7" style:family="paragraph" style:parent-style-name="Standard">
      <style:text-properties officeooo:rsid="0007930b" officeooo:paragraph-rsid="0007930b"/>
    </style:style>
    <style:style style:name="P8" style:family="paragraph" style:parent-style-name="Standard">
      <style:text-properties officeooo:rsid="0008c278" officeooo:paragraph-rsid="0008c278"/>
    </style:style>
    <style:style style:name="P9" style:family="paragraph" style:parent-style-name="Standard">
      <style:text-properties officeooo:rsid="0009cb1a" officeooo:paragraph-rsid="0009cb1a"/>
    </style:style>
    <style:style style:name="P10" style:family="paragraph" style:parent-style-name="Standard">
      <style:text-properties officeooo:rsid="000b5186" officeooo:paragraph-rsid="000b5186"/>
    </style:style>
    <style:style style:name="P11" style:family="paragraph" style:parent-style-name="Standard">
      <style:text-properties officeooo:rsid="000c6eba" officeooo:paragraph-rsid="000c6eba"/>
    </style:style>
    <style:style style:name="T1" style:family="text">
      <style:text-properties officeooo:rsid="00035678"/>
    </style:style>
    <style:style style:name="T2" style:family="text">
      <style:text-properties officeooo:rsid="00111f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_defined process:</text:p>
      <text:p text:style-name="P1">user_name</text:p>
      <text:p text:style-name="P1">git config –global user.name “&lt;name&gt;”</text:p>
      <text:p text:style-name="P1"/>
      <text:p text:style-name="P1">user_email:</text:p>
      <text:p text:style-name="P1">git config –global user.email “&lt;email&gt;”</text:p>
      <text:p text:style-name="P1"/>
      <text:p text:style-name="P1"/>
      <text:p text:style-name="P1">why we are using global?</text:p>
      <text:p text:style-name="P1"/>
      <text:p text:style-name="P1">Example : <text:s/>Consider two folder <text:s/>folder1 and folder2</text:p>
      <text:p text:style-name="P1"/>
      <text:p text:style-name="P1">if you use global then you can push it two folders to the same email id</text:p>
      <text:p text:style-name="P1"/>
      <text:p text:style-name="P1">if you did not use global then you can go to the specific folder and type <text:s/><text:span text:style-name="T1">the command without global so you can push two different folders to two different email id.</text:span></text:p>
      <text:p text:style-name="P1"/>
      <text:p text:style-name="P1"/>
      <text:p text:style-name="Standard"><text:span text:style-name="T1"><text:s/>Git init: <text:s/>git init .</text:span></text:p>
      <text:p text:style-name="Standard">--<text:span text:style-name="T1">&gt; Dot Denotes the current Directory ,withou Dot you need to give the path to init</text:span></text:p>
      <text:p text:style-name="Standard"/>
      <text:p text:style-name="P2">git add . </text:p>
      <text:p text:style-name="P2"><text:s/>This command is used for to get all the file to the staging area</text:p>
      <text:p text:style-name="P2"/>
      <text:p text:style-name="P2">git add &lt;file_name&gt;</text:p>
      <text:p text:style-name="P2"><text:s text:c="2"/>this command is used to get specific file to the staging area</text:p>
      <text:p text:style-name="P2"/>
      <text:p text:style-name="P2">git status </text:p>
      <text:p text:style-name="P2"><text:s/>we can see the file ,where the file is,whether it is yet to commit.</text:p>
      <text:p text:style-name="P3"/>
      <text:p text:style-name="P2">git rm --cached &lt;file&gt;..." to unstage</text:p>
      <text:p text:style-name="P2"><text:s/>to bring it back to unstage <text:s/>area.</text:p>
      <text:p text:style-name="P2"/>
      <text:p text:style-name="P2"/>
      <text:p text:style-name="P2">Stage area is useful for to check whether we made any mistakes <text:s/>in the file to correct,befoe commit.</text:p>
      <text:p text:style-name="P2"/>
      <text:p text:style-name="P2"/>
      <text:p text:style-name="P2"/>
      <text:p text:style-name="P3">If you are doing any changes in the file ,</text:p>
      <text:p text:style-name="P3">now you check git status</text:p>
      <text:p text:style-name="P3"/>
      <text:p text:style-name="P3">either you can commit with git add &lt;file&gt; with updated one or restore it with git restore &lt;file&gt;</text:p>
      <text:p text:style-name="P3"/>
      <text:p text:style-name="P4">git log </text:p>
      <text:p text:style-name="P4"><text:s/>it is shows to when did it commit </text:p>
      <text:p text:style-name="P3"/>
      <text:p text:style-name="P5">git commit -m &lt;message you want&gt;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Above discussed and all for local repo</text:p>
      <text:p text:style-name="P5"/>
      <text:p text:style-name="P5">for the server</text:p>
      <text:p text:style-name="P5"/>
      <text:p text:style-name="P5">git clone &lt;repo url from github&gt;</text:p>
      <text:p text:style-name="P5">git add &lt;file name&gt;#adding file </text:p>
      <text:p text:style-name="P5">git commit -m &lt;message&gt;# commiting to the local repo</text:p>
      <text:p text:style-name="P5">git push origin master # pushing to the server in the branch name master </text:p>
      <text:p text:style-name="P5">git pull</text:p>
      <text:p text:style-name="P6"/>
      <text:p text:style-name="P6"/>
      <text:p text:style-name="P6">git remote add origin <text:a xlink:type="simple" xlink:href="https://github.com/Pradeepraja20/Python_code.git" text:style-name="Internet_20_link" text:visited-style-name="Visited_20_Internet_20_Link">https://github.com/Pradeepraja20/Python_code.git</text:a></text:p>
      <text:p text:style-name="P6"/>
      <text:p text:style-name="P11">above command is useful when you have to push the local repo to <text:span text:style-name="T2">the server</text:span></text:p>
      <text:p text:style-name="P6"/>
      <text:p text:style-name="P10">Branching</text:p>
      <text:p text:style-name="P7">git branch &lt;branch name&gt; to create a branch</text:p>
      <text:p text:style-name="P7">git branch gives current branch name</text:p>
      <text:p text:style-name="P7">git checkout&lt;branch_name&gt; to switch the branch</text:p>
      <text:p text:style-name="P7">git checkout -b &lt;branchname&gt; if branch does not exist ,it create and switchover automattically</text:p>
      <text:p text:style-name="P8">git merge &lt;first_branchname&gt;&lt;another_branchname&gt; this used for developing and testing sharing the files to that and we need to do check out for to move</text:p>
      <text:p text:style-name="P8"/>
      <text:p text:style-name="P9">git branch -d &lt;branch name&gt; to delete a branch</text:p>
      <text:p text:style-name="P7"/>
      <text:p text:style-name="P5"/>
      <text:p text:style-name="P10">git pull </text:p>
      <text:p text:style-name="P10">git push</text:p>
      <text:p text:style-name="P10"><text:tab/></text:p>
      <text:p text:style-name="P10">rm -rf .git. <text:s text:c="3"/><text:span text:style-name="T2">To uninitialize the g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3:11:49.724408682</meta:creation-date>
    <dc:date>2022-04-27T20:48:18.930471942</dc:date>
    <meta:editing-duration>PT26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371" meta:character-count="2053" meta:non-whitespace-character-count="1705"/>
  </office:meta>
</office:document-meta>
</file>